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841d0" officeooo:paragraph-rsid="000841d0"/>
    </style:style>
    <style:style style:name="P2" style:family="paragraph" style:parent-style-name="Heading_20_1">
      <style:text-properties style:font-name="Liberation Sans" fo:font-size="18.2000007629395pt" fo:font-weight="bold" officeooo:rsid="000841d0" officeooo:paragraph-rsid="000841d0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3" style:family="paragraph" style:parent-style-name="Title">
      <style:text-properties officeooo:rsid="000841d0" officeooo:paragraph-rsid="000841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urs</text:p>
      <text:h text:style-name="P2" text:outline-level="1">À noter</text:h>
      <text:list xml:id="list1846515056" text:style-name="L1">
        <text:list-item>
          <text:p text:style-name="P1">On ne peut pas écrire A = (1 ; 2) : à la place, il faut toujours écrire A(1 ; 2). Bien insister auprès des élèves !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1-12-12T19:10:11.704767018</dc:date>
    <meta:editing-duration>PT1M22S</meta:editing-duration>
    <meta:editing-cycles>2</meta:editing-cycles>
    <meta:document-statistic meta:table-count="0" meta:image-count="0" meta:object-count="0" meta:page-count="1" meta:paragraph-count="3" meta:word-count="31" meta:character-count="128" meta:non-whitespace-character-count="101"/>
  </office:meta>
</office:document-meta>
</file>